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99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Hypertext Pre-Processor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age Hypertext Processor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rocessor web pag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Server Processor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Interpretado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Compilado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Ensamblador 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Maquina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rogramación orientada a objetos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rogramación por proceso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JAVA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HP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YTHON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C#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HTML5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AJAX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PYTHO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MONGO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istema de base de datos NoSQL orientado a documentos.'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istema de base de datos con <text:s/>lenguaje de consulta estructurada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Tux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Rux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GNU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Pacman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Adobe Reader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Okular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Photoshop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Winrar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'MS-DOS, C, C++, Java, Visual Basic, SQL, SQL Server'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'El lenguaje máquina, Lenguajes ensambladores y de lenguajes de alto nivel'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'Estructural, Máquina'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De bajo nivel y de alto nivel'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'Es el que entiende la computadora, es su lenguaje natural. En él sólo se pueden utilizar dos símbolos, el cero (0) y el uno (1).'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'Es el que entiende la computadora y es legible para el ser humano, es su lenguaje natural.'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'String, Boleano, Numeros.'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'Simbólicos, de estructura, de cadena.'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'Tipo Java, C++, Smalltalk.'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' Visual Basic, Delphi, Perl.' 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Es un programa contable que traduce un programa escrito en un lenguaje de programación a otro lenguaje de programación.'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Es un programa que transforma código fuente escrito en java a un código neutral a la plataforma conocido como java.'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Es un entorno de desarrollo integrado libre hecho principalmente para el lenguaje de programación Java.'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Es un atributo de una parte de los datos que indica al ordenador (y/o al programador) algo sobre la clase de datos sobre los que se va a procesar.'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Es una colección o conjunto de objetos que comparten características comunes entre si.'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Es un atributo de una parte de los datos que indica al ordenador (y/o al programador) algo sobre la clase de datos sobre los que se va a procesar'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Es un programa contable que traduce un programa escrito en un lenguaje de programación a otro lenguaje de programación.'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Es un entorno de desarrollo integrado libre hecho principalmente para un lenguaje de programación.'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Son las cosas individuales que diferencian una clase de objetos de otros y determinan la apariencia estado y otras cualidades de la clase.'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Es un atributo de una parte de los datos que indica al ordenador (y/o al programador) algo sobre la clase de datos sobre los que se va a procesar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Modelo Vista Controlador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Moda Visten Cuanto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Macro Vista Controlador'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21:09:23.066000000</meta:creation-date>
    <dc:date>2021-12-04T21:18:41.503000000</dc:date>
    <meta:editing-duration>PT9M17S</meta:editing-duration>
    <meta:editing-cycles>3</meta:editing-cycles>
    <meta:generator>LibreOffice/6.3.2.2$Windows_X86_64 LibreOffice_project/98b30e735bda24bc04ab42594c85f7fd8be07b9c</meta:generator>
    <meta:document-statistic meta:table-count="1" meta:cell-count="204" meta:object-count="0"/>
  </office:meta>
</office:document-meta>
</file>